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3AF00000212797BE22F.png" manifest:media-type="image/png"/>
  <manifest:file-entry manifest:full-path="Pictures/1000996E0000C68A00006FB9C43E9770.svg" manifest:media-type="image/svg+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Black" svg:font-family="'Arial Black'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etitinho" svg:font-family="Petitinho" style:font-pitch="variable"/>
    <style:font-face style:name="Source Code Pro" svg:font-family="'Source Code Pro'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draw:fill="none" draw:fill-color="#ffffff" draw:textarea-vertical-align="middle" draw:auto-grow-width="true" fo:min-height="0.908cm" fo:min-width="1.29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end"/>
      <style:text-properties fo:color="#ffffff" loext:opacity="100%" style:font-name="DejaVu Sans" fo:background-color="transparent"/>
    </style:style>
    <style:style style:name="P3" style:family="paragraph">
      <loext:graphic-properties draw:fill="none" draw:fill-color="#ffffff"/>
      <style:paragraph-properties fo:text-align="end"/>
      <style:text-properties fo:color="#ffffff" loext:opacity="100%" style:font-name="DejaVu Sans" fo:background-color="transparent"/>
    </style:style>
    <style:style style:name="P4" style:family="paragraph">
      <loext:graphic-properties draw:fill-color="#ffffff"/>
    </style:style>
    <style:style style:name="T1" style:family="text">
      <style:text-properties fo:color="#ffffff" loext:opacity="100%" style:font-name="DejaVu Sans"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8.019cm" svg:height="15.767cm" svg:x="-0.009cm" svg:y="-0.008cm">
          <draw:image xlink:href="Pictures/1000996E0000C68A00006FB9C43E9770.svg" xlink:type="simple" xlink:show="embed" xlink:actuate="onLoad" draw:mime-type="image/svg+xml">
            <text:p/>
          </draw:image>
          <draw:image xlink:href="Pictures/10000001000003AF00000212797BE22F.png" xlink:type="simple" xlink:show="embed" xlink:actuate="onLoad" draw:mime-type="image/png"/>
        </draw:frame>
        <draw:frame draw:style-name="gr2" draw:text-style-name="P3" draw:layer="layout" svg:width="1.79cm" svg:height="1.237cm" svg:x="2.501cm" svg:y="14.596cm">
          <draw:text-box>
            <text:p text:style-name="P2"><text:span text:style-name="T1"><text:page-number>&lt;number&gt;</text:page-number>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8.019cm" svg:height="15.767cm" svg:x="-0.009cm" svg:y="-0.008cm">
          <draw:image xlink:href="Pictures/1000996E0000C68A00006FB9C43E9770.svg" xlink:type="simple" xlink:show="embed" xlink:actuate="onLoad" draw:mime-type="image/svg+xml">
            <text:p/>
          </draw:image>
          <draw:image xlink:href="Pictures/10000001000003AF00000212797BE22F.png" xlink:type="simple" xlink:show="embed" xlink:actuate="onLoad" draw:mime-type="image/png"/>
        </draw:frame>
        <draw:frame draw:style-name="gr2" draw:text-style-name="P3" draw:layer="layout" svg:width="1.79cm" svg:height="1.237cm" svg:x="2.501cm" svg:y="14.596cm">
          <draw:text-box>
            <text:p text:style-name="P2"><text:span text:style-name="T1"><text:page-number>&lt;number&gt;</text:page-number>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8.019cm" svg:height="15.767cm" svg:x="-0.009cm" svg:y="-0.008cm">
          <draw:image xlink:href="Pictures/1000996E0000C68A00006FB9C43E9770.svg" xlink:type="simple" xlink:show="embed" xlink:actuate="onLoad" draw:mime-type="image/svg+xml">
            <text:p/>
          </draw:image>
          <draw:image xlink:href="Pictures/10000001000003AF00000212797BE22F.png" xlink:type="simple" xlink:show="embed" xlink:actuate="onLoad" draw:mime-type="image/png"/>
        </draw:frame>
        <draw:frame draw:style-name="gr2" draw:text-style-name="P3" draw:layer="layout" svg:width="1.79cm" svg:height="1.237cm" svg:x="2.501cm" svg:y="14.596cm">
          <draw:text-box>
            <text:p text:style-name="P2"><text:span text:style-name="T1"><text:page-number>&lt;number&gt;</text:page-number>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8.019cm" svg:height="15.767cm" svg:x="-0.009cm" svg:y="-0.008cm">
          <draw:image xlink:href="Pictures/1000996E0000C68A00006FB9C43E9770.svg" xlink:type="simple" xlink:show="embed" xlink:actuate="onLoad" draw:mime-type="image/svg+xml">
            <text:p/>
          </draw:image>
          <draw:image xlink:href="Pictures/10000001000003AF00000212797BE22F.png" xlink:type="simple" xlink:show="embed" xlink:actuate="onLoad" draw:mime-type="image/png"/>
        </draw:frame>
        <draw:frame draw:style-name="gr2" draw:text-style-name="P3" draw:layer="layout" svg:width="1.79cm" svg:height="1.237cm" svg:x="2.501cm" svg:y="14.596cm">
          <draw:text-box>
            <text:p text:style-name="P2"><text:span text:style-name="T1"><text:page-number>&lt;number&gt;</text:page-number>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8.019cm" svg:height="15.767cm" svg:x="-0.009cm" svg:y="-0.008cm">
          <draw:image xlink:href="Pictures/1000996E0000C68A00006FB9C43E9770.svg" xlink:type="simple" xlink:show="embed" xlink:actuate="onLoad" draw:mime-type="image/svg+xml">
            <text:p/>
          </draw:image>
          <draw:image xlink:href="Pictures/10000001000003AF00000212797BE22F.png" xlink:type="simple" xlink:show="embed" xlink:actuate="onLoad" draw:mime-type="image/png"/>
        </draw:frame>
        <draw:frame draw:style-name="gr2" draw:text-style-name="P3" draw:layer="layout" svg:width="1.79cm" svg:height="1.237cm" svg:x="2.501cm" svg:y="14.596cm">
          <draw:text-box>
            <text:p text:style-name="P2"><text:span text:style-name="T1"><text:page-number>&lt;number&gt;</text:page-number>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28.019cm" svg:height="15.767cm" svg:x="-0.009cm" svg:y="-0.008cm">
          <draw:image xlink:href="Pictures/1000996E0000C68A00006FB9C43E9770.svg" xlink:type="simple" xlink:show="embed" xlink:actuate="onLoad" draw:mime-type="image/svg+xml">
            <text:p/>
          </draw:image>
          <draw:image xlink:href="Pictures/10000001000003AF00000212797BE22F.png" xlink:type="simple" xlink:show="embed" xlink:actuate="onLoad" draw:mime-type="image/png"/>
        </draw:frame>
        <draw:frame draw:style-name="gr2" draw:text-style-name="P3" draw:layer="layout" svg:width="1.79cm" svg:height="1.237cm" svg:x="2.501cm" svg:y="14.596cm">
          <draw:text-box>
            <text:p text:style-name="P2"><text:span text:style-name="T1"><text:page-number>&lt;number&gt;</text:page-number>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28.019cm" svg:height="15.767cm" svg:x="-0.009cm" svg:y="-0.008cm">
          <draw:image xlink:href="Pictures/1000996E0000C68A00006FB9C43E9770.svg" xlink:type="simple" xlink:show="embed" xlink:actuate="onLoad" draw:mime-type="image/svg+xml">
            <text:p/>
          </draw:image>
          <draw:image xlink:href="Pictures/10000001000003AF00000212797BE22F.png" xlink:type="simple" xlink:show="embed" xlink:actuate="onLoad" draw:mime-type="image/png"/>
        </draw:frame>
        <draw:frame draw:style-name="gr2" draw:text-style-name="P3" draw:layer="layout" svg:width="1.79cm" svg:height="1.237cm" svg:x="2.501cm" svg:y="14.596cm">
          <draw:text-box>
            <text:p text:style-name="P2"><text:span text:style-name="T1"><text:page-number>&lt;number&gt;</text:page-number>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1" draw:text-style-name="P1" draw:layer="layout" svg:width="28.019cm" svg:height="15.767cm" svg:x="-0.009cm" svg:y="-0.008cm">
          <draw:image xlink:href="Pictures/1000996E0000C68A00006FB9C43E9770.svg" xlink:type="simple" xlink:show="embed" xlink:actuate="onLoad" draw:mime-type="image/svg+xml">
            <text:p/>
          </draw:image>
          <draw:image xlink:href="Pictures/10000001000003AF00000212797BE22F.png" xlink:type="simple" xlink:show="embed" xlink:actuate="onLoad" draw:mime-type="image/png"/>
        </draw:frame>
        <draw:frame draw:style-name="gr2" draw:text-style-name="P3" draw:layer="layout" svg:width="1.79cm" svg:height="1.237cm" svg:x="2.501cm" svg:y="14.596cm">
          <draw:text-box>
            <text:p text:style-name="P2"><text:span text:style-name="T1"><text:page-number>&lt;number&gt;</text:page-number>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1" draw:text-style-name="P1" draw:layer="layout" svg:width="28.019cm" svg:height="15.767cm" svg:x="-0.009cm" svg:y="-0.008cm">
          <draw:image xlink:href="Pictures/1000996E0000C68A00006FB9C43E9770.svg" xlink:type="simple" xlink:show="embed" xlink:actuate="onLoad" draw:mime-type="image/svg+xml">
            <text:p/>
          </draw:image>
          <draw:image xlink:href="Pictures/10000001000003AF00000212797BE22F.png" xlink:type="simple" xlink:show="embed" xlink:actuate="onLoad" draw:mime-type="image/png"/>
        </draw:frame>
        <draw:frame draw:style-name="gr2" draw:text-style-name="P3" draw:layer="layout" svg:width="1.79cm" svg:height="1.237cm" svg:x="2.501cm" svg:y="14.596cm">
          <draw:text-box>
            <text:p text:style-name="P2"><text:span text:style-name="T1"><text:page-number>&lt;number&gt;</text:page-number>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1" draw:text-style-name="P1" draw:layer="layout" svg:width="28.019cm" svg:height="15.767cm" svg:x="-0.009cm" svg:y="-0.008cm">
          <draw:image xlink:href="Pictures/1000996E0000C68A00006FB9C43E9770.svg" xlink:type="simple" xlink:show="embed" xlink:actuate="onLoad" draw:mime-type="image/svg+xml">
            <text:p/>
          </draw:image>
          <draw:image xlink:href="Pictures/10000001000003AF00000212797BE22F.png" xlink:type="simple" xlink:show="embed" xlink:actuate="onLoad" draw:mime-type="image/png"/>
        </draw:frame>
        <draw:frame draw:style-name="gr2" draw:text-style-name="P3" draw:layer="layout" svg:width="1.79cm" svg:height="1.237cm" svg:x="2.501cm" svg:y="14.596cm">
          <draw:text-box>
            <text:p text:style-name="P2"><text:span text:style-name="T1"><text:page-number>&lt;number&gt;</text:page-number>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1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Black" svg:font-family="'Arial Black'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etitinho" svg:font-family="Petitinho" style:font-pitch="variable"/>
    <style:font-face style:name="Source Code Pro" svg:font-family="'Source Code Pro'" style:font-pitch="fixe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8T15:32:35.051390709</meta:creation-date>
    <dc:date>2024-01-18T15:38:58.007683461</dc:date>
    <meta:editing-duration>PT6M23S</meta:editing-duration>
    <meta:editing-cycles>1</meta:editing-cycles>
    <meta:document-statistic meta:object-count="61"/>
    <meta:generator>LibreOffice/7.6.4.1$Linux_X86_64 LibreOffice_project/60$Build-1</meta:generator>
  </office:meta>
</office:document-meta>
</file>